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7e3" officeooo:paragraph-rsid="001f37e3"/>
    </style:style>
    <style:style style:name="P2" style:family="paragraph" style:parent-style-name="Standard">
      <style:text-properties officeooo:rsid="0021d830" officeooo:paragraph-rsid="0021d830"/>
    </style:style>
    <style:style style:name="P3" style:family="paragraph" style:parent-style-name="Standard">
      <style:paragraph-properties>
        <style:tab-stops>
          <style:tab-stop style:position="6.1457in"/>
        </style:tab-stops>
      </style:paragraph-properties>
      <style:text-properties officeooo:paragraph-rsid="0021d830"/>
    </style:style>
    <style:style style:name="P4" style:family="paragraph" style:parent-style-name="Standard">
      <style:paragraph-properties>
        <style:tab-stops>
          <style:tab-stop style:position="6.1457in"/>
        </style:tab-stops>
      </style:paragraph-properties>
      <style:text-properties officeooo:paragraph-rsid="00233cb7"/>
    </style:style>
    <style:style style:name="P5" style:family="paragraph" style:parent-style-name="Standard">
      <style:text-properties officeooo:rsid="0021d830" officeooo:paragraph-rsid="0021d830" fo:background-color="#ffff00"/>
    </style:style>
    <style:style style:name="P6" style:family="paragraph" style:parent-style-name="Standard">
      <style:paragraph-properties>
        <style:tab-stops>
          <style:tab-stop style:position="6.1457in"/>
        </style:tab-stops>
      </style:paragraph-properties>
      <style:text-properties officeooo:rsid="00233cb7" officeooo:paragraph-rsid="00233cb7"/>
    </style:style>
    <style:style style:name="P7" style:family="paragraph" style:parent-style-name="Standard" style:list-style-name="L1">
      <style:text-properties officeooo:rsid="0021d830" officeooo:paragraph-rsid="0021d830"/>
    </style:style>
    <style:style style:name="P8" style:family="paragraph" style:parent-style-name="Standard" style:list-style-name="L2">
      <style:text-properties officeooo:rsid="0021d830" officeooo:paragraph-rsid="0021d830"/>
    </style:style>
    <style:style style:name="P9" style:family="paragraph" style:parent-style-name="Standard" style:list-style-name="L2">
      <style:paragraph-properties>
        <style:tab-stops>
          <style:tab-stop style:position="6.1457in"/>
        </style:tab-stops>
      </style:paragraph-properties>
      <style:text-properties officeooo:rsid="0021d830" officeooo:paragraph-rsid="0021d830"/>
    </style:style>
    <style:style style:name="P10" style:family="paragraph" style:parent-style-name="Standard" style:list-style-name="L2">
      <style:paragraph-properties>
        <style:tab-stops>
          <style:tab-stop style:position="6.1457in"/>
        </style:tab-stops>
      </style:paragraph-properties>
      <style:text-properties officeooo:paragraph-rsid="0021d830"/>
    </style:style>
    <style:style style:name="P11" style:family="paragraph" style:parent-style-name="Standard" style:list-style-name="L3">
      <style:paragraph-properties>
        <style:tab-stops>
          <style:tab-stop style:position="6.1457in"/>
        </style:tab-stops>
      </style:paragraph-properties>
      <style:text-properties officeooo:paragraph-rsid="00269a56"/>
    </style:style>
    <style:style style:name="P12" style:family="paragraph" style:parent-style-name="Standard" style:list-style-name="L2">
      <style:paragraph-properties>
        <style:tab-stops>
          <style:tab-stop style:position="6.1457in"/>
        </style:tab-stops>
      </style:paragraph-properties>
      <style:text-properties officeooo:rsid="00238ab9" officeooo:paragraph-rsid="00238ab9" fo:background-color="#ffff38"/>
    </style:style>
    <style:style style:name="P13" style:family="paragraph" style:parent-style-name="Standard" style:list-style-name="L2">
      <style:paragraph-properties>
        <style:tab-stops>
          <style:tab-stop style:position="6.1457in"/>
        </style:tab-stops>
      </style:paragraph-properties>
      <style:text-properties officeooo:rsid="00233cb7" officeooo:paragraph-rsid="00233cb7"/>
    </style:style>
    <style:style style:name="P14" style:family="paragraph" style:parent-style-name="Standard" style:list-style-name="L3">
      <style:paragraph-properties>
        <style:tab-stops>
          <style:tab-stop style:position="6.1457in"/>
        </style:tab-stops>
      </style:paragraph-properties>
      <style:text-properties officeooo:rsid="00233cb7" officeooo:paragraph-rsid="00233cb7"/>
    </style:style>
    <style:style style:name="P15" style:family="paragraph" style:parent-style-name="Standard" style:list-style-name="L3">
      <style:paragraph-properties>
        <style:tab-stops>
          <style:tab-stop style:position="6.1457in"/>
        </style:tab-stops>
      </style:paragraph-properties>
      <style:text-properties officeooo:rsid="00233cb7" officeooo:paragraph-rsid="00250a2a"/>
    </style:style>
    <style:style style:name="T1" style:family="text">
      <style:text-properties officeooo:rsid="00233cb7"/>
    </style:style>
    <style:style style:name="T2" style:family="text">
      <style:text-properties officeooo:rsid="00233cb7" fo:background-color="#81aca6" loext:char-shading-value="0"/>
    </style:style>
    <style:style style:name="T3" style:family="text">
      <style:text-properties officeooo:rsid="00261901" fo:background-color="#81aca6" loext:char-shading-value="0"/>
    </style:style>
    <style:style style:name="T4" style:family="text">
      <style:text-properties officeooo:rsid="00250a2a"/>
    </style:style>
    <style:style style:name="T5" style:family="text">
      <style:text-properties officeooo:rsid="00269a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18in" fo:text-indent="-0.25in" fo:margin-left="0.7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18in" fo:text-indent="-0.25in" fo:margin-left="0.9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18in" fo:text-indent="-0.25in" fo:margin-left="1.2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18in" fo:text-indent="-0.25in" fo:margin-left="1.4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18in" fo:text-indent="-0.25in" fo:margin-left="1.7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18in" fo:text-indent="-0.25in" fo:margin-left="1.9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18in" fo:text-indent="-0.25in" fo:margin-left="2.2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18in" fo:text-indent="-0.25in" fo:margin-left="2.4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18in" fo:text-indent="-0.25in" fo:margin-left="2.7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18in" fo:text-indent="-0.25in" fo:margin-left="2.9618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WK</text:p>
      <text:p text:style-name="P2"/>
      <text:list xml:id="list946691549" text:style-name="L1">
        <text:list-item>
          <text:p text:style-name="P7">basado en c.</text:p>
        </text:list-item>
      </text:list>
      <text:list xml:id="list3136022424" text:style-name="L2">
        <text:list-item>
          <text:p text:style-name="P8">Para procesar datos basados en textos</text:p>
          <text:list>
            <text:list-item>
              <text:p text:style-name="P9">Entrada de datos → STDIN</text:p>
            </text:list-item>
            <text:list-item>
              <text:p text:style-name="P9">Salida de datos → STOUT</text:p>
            </text:list-item>
          </text:list>
        </text:list-item>
        <text:list-item>
          <text:p text:style-name="P9">Comportamiento: </text:p>
          <text:list>
            <text:list-item>
              <text:p text:style-name="P9">Es un gran while. Es similar a un arreglo de listas, ya que cada fila no tiene igual longitud. </text:p>
            </text:list-item>
            <text:list-item>
              <text:p text:style-name="P9">parsea el archivo por espacios y por /n, esto se puede cambiar por IFS</text:p>
            </text:list-item>
            <text:list-item>
              <text:p text:style-name="P9">A cada campo le asigna un numero </text:p>
            </text:list-item>
            <text:list-item>
              <text:p text:style-name="P12">Separa siempre por separador, por mas que sea una frase. No interpreta nada</text:p>
            </text:list-item>
          </text:list>
        </text:list-item>
        <text:list-item>
          <text:p text:style-name="P13">Uso</text:p>
          <text:list>
            <text:list-item>
              <text:p text:style-name="P13">con $0 traigo todo</text:p>
            </text:list-item>
            <text:list-item>
              <text:p text:style-name="P13">NR: 1-N</text:p>
            </text:list-item>
            <text:list-item>
              <text:p text:style-name="P13"/>
            </text:list-item>
          </text:list>
        </text:list-item>
      </text:list>
      <text:p text:style-name="P6"/>
      <text:p text:style-name="P6"><text:tab/> Ejemplos</text:p>
      <text:p text:style-name="P4"><text:span text:style-name="T1"><text:s text:c="5"/></text:span><text:span text:style-name="T2">awk 'patron' </text:span><text:span text:style-name="T3">{}</text:span><text:span text:style-name="T1"><text:tab/><text:tab/></text:span></text:p>
      <text:list xml:id="list3783313049" text:style-name="L3">
        <text:list-item>
          <text:p text:style-name="P14">ps -all | awk 'NR == 2' # trae el numero de registro 2.</text:p>
        </text:list-item>
        <text:list-item>
          <text:p text:style-name="P15">ps -all | awk '{print $3}'</text:p>
        </text:list-item>
        <text:list-item>
          <text:p text:style-name="P15">ps -all | awk {cant+=NF} END {print cant} &lt; Entrada</text:p>
          <text:list>
            <text:list-item>
              <text:p text:style-name="P11"><text:span text:style-name="T4">Etrada es un archivo</text:span></text:p>
            </text:list-item>
          </text:list>
        </text:list-item>
        <text:list-item>
          <text:p text:style-name="P11"><text:span text:style-name="T4">awk ' { cant+=NR } END { print cant } ' &lt; test <text:s/></text:span><text:span text:style-name="T5"># contar la cant de palabras</text:span><text:span text:style-name="T4"> </text:span><text:span text:style-name="T1"><text:tab/></text:span></text:p>
        </text:list-item>
      </text:list>
      <text:list xml:id="list104853568377354" text:continue-list="list3136022424" text:style-name="L2">
        <text:list-item>
          <text:list>
            <text:list-item>
              <text:list>
                <text:list-header>
                  <text:p text:style-name="P9"/>
                </text:list-header>
              </text:list>
            </text:list-item>
          </text:list>
        </text:list-item>
      </text:list>
      <text:p text:style-name="P3"/>
      <text:list xml:id="list104854742432066" text:continue-numbering="true" text:style-name="L2">
        <text:list-item>
          <text:list>
            <text:list-header>
              <text:p text:style-name="P10"/>
              <text:p text:style-name="P10"/>
            </text:list-header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08:41:42.797246765</meta:creation-date>
    <dc:date>2020-09-10T10:48:52.680991515</dc:date>
    <meta:editing-duration>PT6H4M2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24" meta:word-count="159" meta:character-count="699" meta:non-whitespace-character-count="566"/>
  </office:meta>
</office:document-meta>
</file>